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orizontal_20_Line">
      <style:text-properties fo:font-size="12.5pt" style:font-size-asian="12.5pt" style:font-size-complex="12.5pt"/>
    </style:style>
    <style:style style:name="P2" style:family="paragraph" style:parent-style-name="Standard">
      <style:text-properties fo:font-size="12.5pt" style:font-size-asian="12.5pt" style:font-size-complex="12.5pt"/>
    </style:style>
    <style:style style:name="P3" style:family="paragraph" style:parent-style-name="Text_20_body">
      <style:text-properties fo:font-size="12.5pt" style:font-size-asian="12.5pt" style:font-size-complex="12.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3.5pt" style:font-size-asian="13.5pt" style:font-size-complex="13.5pt"/>
    </style:style>
    <style:style style:name="T4" style:family="text">
      <style:text-properties fo:font-size="13pt" style:font-size-asian="13pt" style:font-size-complex="13pt"/>
    </style:style>
    <style:style style:name="T5" style:family="text">
      <style:text-properties fo:font-size="12.5pt" style:font-size-asian="12.5pt" style:font-size-complex="12.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5">Slide 1 : Présentation</text:span></text:span></text:p>
      <text:p text:style-name="P3">I am Léon from the company Nokill. I am an actor and author and today I'm here to talk to you about our new project : Camera Obscura.</text:p>
      <text:p text:style-name="P3">I will start by describing the show (wich has a quite unusual form) and then i will explain the reasons why I'm here.</text:p>
      <text:p text:style-name="Text_20_body"><text:span text:style-name="Strong_20_Emphasis"><text:span text:style-name="T5">Slide 2 : Calendar</text:span></text:span></text:p>
      <text:p text:style-name="P3">So Camera Obscura is a travelling optical theater, designed to be played in public spaces, that we like to refere as post-cinema.</text:p>
      <text:p text:style-name="P3">We are currently at the end of two years of creation, with the premiere scheduled in a 1 month's time.</text:p>
      <text:p text:style-name="Text_20_body"><text:span text:style-name="Strong_20_Emphasis"><text:span text:style-name="T5">Slide 3 : Camera Obscura principle</text:span></text:span></text:p>
      <text:p text:style-name="P3">The ambition of this project is to place the public inside a camera obscura.</text:p>
      <text:p text:style-name="P3">The camera obscura is an optical principle whose discovery is difficult to date, but traces of it can be found as far back as the 4th century before christ.</text:p>
      <text:p text:style-name="P3">It is as simple as a dark room with a pinhole or a lens that opens to a brigh outside. When inside this setup, we can see an image of the outise projected inside the room.</text:p>
      <text:p text:style-name="P3">So this principle is nothing new, it is the basis of how our vision works, but also how a camera works. We just built it big enough to put people inside.</text:p>
      <text:p text:style-name="P3">The idea behing our show is to use this princile along with a range of mechanical, optical and acoustic devices, to create the illusion of a movie projection, without using any form of electricity.</text:p>
      <text:p text:style-name="P3">We aim to reproduce the codes of the cinema: editing, voice-over, soundtrack, special effects, cross-fades, using of different field sizes, end credits and so on. But without using its technique.</text:p>
      <text:p text:style-name="Text_20_body"><text:span text:style-name="Strong_20_Emphasis"><text:span text:style-name="T5">Slide 4 : our camera</text:span></text:span></text:p>
      <text:p text:style-name="P3">In concrete terms, this is a trailer with 21 seats, where viewers sit facing a 2 meters wide screen to watch a 30 minute film. The show is performed 4 times a day.</text:p>
      <text:p text:style-name="P3">Inside the trailor, behind the screen, there is a person that make, music, sound effecs and voice-over, but who also opens, closes and switches lenses.</text:p>
      <text:p text:style-name="P3">Outside, two comedians act out the scenes in person or by activating animated transparent plates to project cartoon scenes.</text:p>
      <text:p text:style-name="Text_20_body"><text:span text:style-name="Strong_20_Emphasis"><text:span text:style-name="T5">Slide 5 : memories from the future</text:span></text:span></text:p>
      <text:p text:style-name="Text_20_body"><text:span text:style-name="T5">The film shown is called </text:span><text:span text:style-name="Emphasis"><text:span text:style-name="T5">Memories From The Future</text:span></text:span><text:span text:style-name="T5">, it is a kind of sketch film with about 20 vague visions of different possible futures. These are anticipation stories, but no science fiction. Rather both strange and banal stories from a future that seems both near and far from us.</text:span></text:p>
      <text:p text:style-name="P1"/>
      <text:p text:style-name="Text_20_body"><text:soft-page-break/><text:span text:style-name="Strong_20_Emphasis"><text:span text:style-name="T5">Slide 6 : show translation</text:span></text:span></text:p>
      <text:p text:style-name="P3">With our theater company we have been doing shows since 2016. Some of them have been played a lot, some still do. but only in France or french speaking countries.</text:p>
      <text:p text:style-name="P3">In our shows, text and orality play a central role. And as you can guess hearing me speaking, I'm not fluent in english. And even if I can try to make myself understood in a context like that, performing in a language other than French would be a real challenge for us.</text:p>
      <text:p text:style-name="P3">Camera Obscura has a lot of text too, but it takes the form of a film. And a film can have subtitles !</text:p>
      <text:p text:style-name="P3">One of the first questions we ask ourself about translating a show into a new language is whether the number of performances scheduled in that language is sufficient to justify the translation work, which can be very time-consuming, especially in languages we don't speak.</text:p>
      <text:p text:style-name="P3">In addition to being consistent with the cinematic form of our show, the idea of using subtitles to translate our show would greatly reduce the time and cost of a new translation. We could then translate our show into a new language even for a few performances.</text:p>
      <text:p text:style-name="P3">We think we'll be able to setup the subtitling system by 2025, but first we'd like to know if some professionals might be interessed. We are thinking in particular about neighbouring countries. Don't hesitate to come back to me, whether you're interested or not. </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5T09:49:03.967862743</meta:creation-date>
    <dc:date>2024-06-25T09:50:10.811675956</dc:date>
    <meta:editing-duration>PT1M7S</meta:editing-duration>
    <meta:editing-cycles>1</meta:editing-cycles>
    <meta:generator>LibreOffice/24.2.4.2$Linux_X86_64 LibreOffice_project/420$Build-2</meta:generator>
    <meta:document-statistic meta:table-count="0" meta:image-count="0" meta:object-count="0" meta:page-count="2" meta:paragraph-count="26" meta:word-count="665" meta:character-count="3632" meta:non-whitespace-character-count="2992"/>
  </office:meta>
</office:document-meta>
</file>